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normal" officeooo:rsid="000afb1c" officeooo:paragraph-rsid="000afb1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bold" officeooo:rsid="000afb1c" officeooo:paragraph-rsid="000afb1c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" fo:language="uk" fo:country="UA" officeooo:paragraph-rsid="000afb1c" style:font-name-complex="Times New Roman1"/>
    </style:style>
    <style:style style:name="P4" style:family="paragraph" style:parent-style-name="Standard">
      <style:paragraph-properties fo:text-align="end" style:justify-single-word="false"/>
      <style:text-properties fo:color="#000000" loext:opacity="100%" style:font-name="Times New Roman" fo:language="uk" fo:country="UA" officeooo:paragraph-rsid="000afb1c" style:font-name-complex="Times New Roman1"/>
    </style:style>
    <style:style style:name="P5" style:family="paragraph" style:parent-style-name="Standard">
      <style:text-properties fo:color="#000000" loext:opacity="100%" style:font-name="Times New Roman" fo:language="uk" fo:country="UA" officeooo:paragraph-rsid="000afb1c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0afb1c"/>
    </style:style>
    <style:style style:name="P7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0afb1c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6pt" fo:language="uk" fo:country="UA" fo:font-style="normal" fo:font-weight="normal" officeooo:rsid="000afb1c" officeooo:paragraph-rsid="000afb1c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000000" loext:opacity="100%" officeooo:paragraph-rsid="000afb1c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 New Roman" officeooo:paragraph-rsid="000afb1c" style:font-name-complex="Times New Roman1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bold" officeooo:rsid="000f165d" officeooo:paragraph-rsid="000f165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Times New Roman" fo:font-size="6pt" fo:language="uk" fo:country="UA" fo:font-style="normal" fo:font-weight="normal" officeooo:rsid="000afb1c" officeooo:paragraph-rsid="000afb1c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afb1c" style:font-name-complex="Times New Roman1"/>
    </style:style>
    <style:style style:name="T4" style:family="text">
      <style:text-properties fo:language="uk" fo:country="UA" officeooo:rsid="000f165d" style:font-name-complex="Times New Roman1"/>
    </style:style>
    <style:style style:name="T5" style:family="text">
      <style:text-properties fo:font-variant="normal" fo:text-transform="none" fo:letter-spacing="normal" fo:language="uk" fo:country="UA" fo:font-style="normal" fo:font-weight="normal" officeooo:rsid="000afb1c" style:font-name-complex="Times New Roman1"/>
    </style:style>
    <style:style style:name="T6" style:family="text">
      <style:text-properties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7fcdc" style:font-name-complex="Times New Roman1"/>
    </style:style>
    <style:style style:name="T9" style:family="text">
      <style:text-properties officeooo:rsid="000afb1c"/>
    </style:style>
    <style:style style:name="T10" style:family="text">
      <style:text-properties fo:color="#f78c6c" loext:opacity="100%" style:font-name="JetBrains Mono" fo:font-size="9pt" fo:font-style="italic" style:font-size-asian="9pt" style:font-style-asian="italic"/>
    </style:style>
    <style:style style:name="T11" style:family="text">
      <style:text-properties fo:color="#f78c6c" loext:opacity="100%" style:font-name="JetBrains Mono" fo:font-size="9pt" style:font-size-asian="9pt"/>
    </style:style>
    <style:style style:name="T12" style:family="text">
      <style:text-properties fo:color="#ffcb6b" loext:opacity="100%" style:font-name="JetBrains Mono" fo:font-size="9pt" style:font-size-asian="9pt"/>
    </style:style>
    <style:style style:name="T13" style:family="text">
      <style:text-properties fo:color="#89ddff" loext:opacity="100%" style:font-name="JetBrains Mono" fo:font-size="9pt" style:font-size-asian="9pt"/>
    </style:style>
    <style:style style:name="T14" style:family="text">
      <style:text-properties fo:color="#c792ea" loext:opacity="100%" style:font-name="JetBrains Mono" fo:font-size="9pt" fo:font-style="italic" style:font-size-asian="9pt" style:font-style-asian="italic"/>
    </style:style>
    <style:style style:name="T15" style:family="text">
      <style:text-properties fo:color="#c792ea" loext:opacity="100%" style:font-name="JetBrains Mono" fo:font-size="9pt" style:font-size-asian="9pt"/>
    </style:style>
    <style:style style:name="T16" style:family="text">
      <style:text-properties fo:color="#eeffff" loext:opacity="100%" style:font-name="JetBrains Mono" fo:font-size="9pt" fo:font-style="italic" style:font-size-asian="9pt" style:font-style-asian="italic"/>
    </style:style>
    <style:style style:name="T17" style:family="text">
      <style:text-properties fo:color="#eeffff" loext:opacity="100%" style:font-name="JetBrains Mono" fo:font-size="9pt" style:font-size-asian="9pt"/>
    </style:style>
    <style:style style:name="T18" style:family="text">
      <style:text-properties fo:color="#82aaff" loext:opacity="100%" style:font-name="JetBrains Mono" fo:font-size="9pt" fo:font-style="italic" style:font-size-asian="9pt" style:font-style-asian="italic"/>
    </style:style>
    <style:style style:name="T19" style:family="text">
      <style:text-properties fo:color="#82aaff" loext:opacity="100%" style:font-name="JetBrains Mono" fo:font-size="9pt" style:font-size-asian="9pt"/>
    </style:style>
    <style:style style:name="T20" style:family="text">
      <style:text-properties fo:color="#eeffe3" loext:opacity="100%" style:font-name="JetBrains Mono" fo:font-size="9pt" style:font-size-asian="9pt"/>
    </style:style>
    <style:style style:name="T21" style:family="text">
      <style:text-properties fo:color="#c3e88d" loext:opacity="100%" style:font-name="JetBrains Mono" fo:font-size="9pt" style:font-size-asian="9pt"/>
    </style:style>
    <style:style style:name="T22" style:family="text">
      <style:text-properties fo:color="#c3e88d" loext:opacity="100%" style:font-name="JetBrains Mono" fo:font-size="9pt" fo:font-style="italic" style:font-size-asian="9pt" style:font-style-asian="italic"/>
    </style:style>
    <style:style style:name="T23" style:family="text">
      <style:text-properties fo:color="#ff5370" loext:opacity="100%" style:font-name="JetBrains Mono" fo:font-size="9pt" fo:font-style="italic" style:font-size-asian="9pt" style:font-style-asian="italic"/>
    </style:style>
    <style:style style:name="T24" style:family="text">
      <style:text-properties style:font-name="JetBrains Mono"/>
    </style:style>
    <style:style style:name="T25" style:family="text">
      <style:text-properties style:font-name="JetBrains Mono" fo:font-size="9pt" fo:font-style="italic" style:font-size-asian="9pt" style:font-style-asian="italic"/>
    </style:style>
    <style:style style:name="T26" style:family="text">
      <style:text-properties style:font-name="JetBrains Mono" fo:font-size="9pt" fo:font-style="italic" style:font-size-asian="9pt" style:font-style-asian="italic"/>
    </style:style>
    <style:style style:name="T27" style:family="text">
      <style:text-properties style:font-name="JetBrains Mono" fo:font-size="9pt" fo:font-style="italic" style:font-size-asian="9pt" style:font-style-asian="italic"/>
    </style:style>
    <style:style style:name="T28" style:family="text">
      <style:text-properties style:font-name="JetBrains Mono" fo:font-size="9pt" fo:font-style="italic" style:font-size-asian="9pt" style:font-style-asian="italic"/>
    </style:style>
    <style:style style:name="T29" style:family="text">
      <style:text-properties style:font-name="JetBrains Mono" fo:font-size="9pt" fo:font-style="italic" style:font-size-asian="9pt" style:font-style-asian="italic"/>
    </style:style>
    <style:style style:name="T30" style:family="text">
      <style:text-properties style:font-name="JetBrains Mono" fo:font-size="9pt" fo:font-style="italic" style:font-size-asian="9pt" style:font-style-asian="italic"/>
    </style:style>
    <style:style style:name="T31" style:family="text">
      <style:text-properties style:font-name="JetBrains Mono" fo:font-size="9pt" style:font-size-asian="9pt"/>
    </style:style>
    <style:style style:name="T32" style:family="text">
      <style:text-properties style:font-name="JetBrains Mono" fo:font-size="9pt" style:font-size-asian="9pt"/>
    </style:style>
    <style:style style:name="T33" style:family="text">
      <style:text-properties style:font-name="JetBrains Mono" fo:font-size="9pt" style:font-size-asian="9pt"/>
    </style:style>
    <style:style style:name="T34" style:family="text">
      <style:text-properties style:font-name="JetBrains Mono" fo:font-size="9pt" style:font-size-asian="9pt"/>
    </style:style>
    <style:style style:name="T35" style:family="text">
      <style:text-properties style:font-name="JetBrains Mono" fo:font-size="9pt" style:font-size-asian="9pt"/>
    </style:style>
    <style:style style:name="T36" style:family="text">
      <style:text-properties style:font-name="JetBrains Mono" fo:font-size="9pt" style:font-size-asian="9pt"/>
    </style:style>
    <style:style style:name="T37" style:family="text">
      <style:text-properties style:font-name="JetBrains Mono" fo:font-size="9pt" style:font-size-asian="9pt"/>
    </style:style>
    <style:style style:name="T38" style:family="text">
      <style:text-properties style:font-name="JetBrains Mono" fo:font-size="9pt" style:font-size-asian="9pt"/>
    </style:style>
    <style:style style:name="T39" style:family="text">
      <style:text-properties style:font-name="JetBrains Mono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5"/>
      <text:p text:style-name="P3"/>
      <text:p text:style-name="P3">Звіт </text:p>
      <text:p text:style-name="P6"><text:span text:style-name="T1">До виконаної лабораторної роботи №</text:span><text:span text:style-name="T4">2</text:span></text:p>
      <text:p text:style-name="P6"><text:span text:style-name="T1"><text:s/>З дисципліни «</text:span><text:span text:style-name="T5">Дискретна Математика ч.2</text:span><text:span text:style-name="T1">»</text:span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6">Виконав: </text:span><text:span text:style-name="T2">Мальцев Кирило</text:span><text:span text:style-name="T6"> </text:span></text:p>
      <text:p text:style-name="P9"><text:span text:style-name="T7">Прийня</text:span><text:span text:style-name="T8">в</text:span><text:span text:style-name="T7">: </text:span><text:span text:style-name="T8">Лагун</text:span><text:span text:style-name="T7"> </text:span><text:span text:style-name="T8">А</text:span><text:span text:style-name="T7">.</text:span><text:span text:style-name="T8">Е</text:span><text:span text:style-name="T7">.</text:span></text:p>
      <text:p text:style-name="P3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Львів 202<text:span text:style-name="T9">1</text:span></text:p>
      <text:p text:style-name="P11"><text:soft-page-break/>Арифметичне кодування</text:p>
      <text:p text:style-name="P8"><text:span text:style-name="T25">import </text:span><text:span text:style-name="T31">java.math.BigDecimal</text:span><text:span text:style-name="T31">;</text:span><text:line-break/><text:line-break/><text:span text:style-name="T25">public </text:span><text:span text:style-name="T25">class </text:span><text:span text:style-name="T31">ArithmeticCoding </text:span><text:span text:style-name="T31">{</text:span><text:line-break/><text:line-break/><text:span text:style-name="T31"> <text:s text:c="3"/></text:span><text:span text:style-name="T25">private </text:span><text:span text:style-name="T31">LetterTable </text:span><text:span text:style-name="T31">lt</text:span><text:span text:style-name="T31">;</text:span><text:line-break/><text:span text:style-name="T31"> <text:s text:c="3"/></text:span><text:span text:style-name="T25">private </text:span><text:span text:style-name="T25">int </text:span><text:span text:style-name="T31">lenText</text:span><text:span text:style-name="T31">;</text:span><text:line-break/><text:span text:style-name="T31"> <text:s text:c="3"/></text:span><text:span text:style-name="T25">private </text:span><text:span text:style-name="T31">Interval</text:span><text:span text:style-name="T31">[] </text:span><text:span text:style-name="T31">intervals</text:span><text:span text:style-name="T31">;</text:span><text:line-break/><text:line-break/><text:span text:style-name="T31"> <text:s text:c="3"/></text:span><text:span text:style-name="T25">public </text:span><text:span text:style-name="T31">BigDecimal </text:span><text:span text:style-name="T31">code</text:span><text:span text:style-name="T31">(</text:span><text:span text:style-name="T31">String </text:span><text:span text:style-name="T31">text</text:span><text:span text:style-name="T31">) {</text:span><text:line-break/><text:line-break/><text:span text:style-name="T31"> <text:s text:c="7"/></text:span><text:span text:style-name="T31">lenText </text:span><text:span text:style-name="T31">= </text:span><text:span text:style-name="T31">text</text:span><text:span text:style-name="T31">.</text:span><text:span text:style-name="T31">length</text:span><text:span text:style-name="T31">();</text:span><text:line-break/><text:span text:style-name="T31"> <text:s text:c="7"/></text:span><text:span text:style-name="T31">lt </text:span><text:span text:style-name="T31">= </text:span><text:span text:style-name="T25">new </text:span><text:span text:style-name="T31">LetterTable</text:span><text:span text:style-name="T31">(</text:span><text:span text:style-name="T31">text</text:span><text:span text:style-name="T31">);</text:span><text:line-break/><text:line-break/><text:span text:style-name="T31"> <text:s text:c="7"/></text:span><text:span text:style-name="T25">IntervalTable </text:span><text:span text:style-name="T31">it </text:span><text:span text:style-name="T31">= </text:span><text:span text:style-name="T25">new </text:span><text:span text:style-name="T31">IntervalTable</text:span><text:span text:style-name="T31">() {</text:span><text:line-break/><text:span text:style-name="T31"> <text:s text:c="11"/></text:span><text:span text:style-name="T31">@Override</text:span><text:line-break/><text:span text:style-name="T31"> <text:s text:c="11"/></text:span><text:span text:style-name="T25">public </text:span><text:span text:style-name="T31">Interval</text:span><text:span text:style-name="T31">[] </text:span><text:span text:style-name="T31">defineTable</text:span><text:span text:style-name="T31">(</text:span><text:span text:style-name="T25">char</text:span><text:span text:style-name="T31">[] </text:span><text:span text:style-name="T31">letters</text:span><text:span text:style-name="T31">, </text:span><text:span text:style-name="T31">BigDecimal</text:span><text:span text:style-name="T31">[] </text:span><text:span text:style-name="T31">values</text:span><text:span text:style-name="T31">) {</text:span><text:line-break/><text:span text:style-name="T31"> <text:s text:c="15"/></text:span><text:span text:style-name="T31">Interval</text:span><text:span text:style-name="T31">[] </text:span><text:span text:style-name="T31">intervals </text:span><text:span text:style-name="T31">= </text:span><text:span text:style-name="T25">new </text:span><text:span text:style-name="T31">Interval</text:span><text:span text:style-name="T31">[</text:span><text:span text:style-name="T31">letters</text:span><text:span text:style-name="T31">.</text:span><text:span text:style-name="T31">length</text:span><text:span text:style-name="T31">];</text:span><text:line-break/><text:span text:style-name="T31"> <text:s text:c="15"/></text:span><text:span text:style-name="T31">BigDecimal </text:span><text:span text:style-name="T31">l </text:span><text:span text:style-name="T31">= </text:span><text:span text:style-name="T25">new </text:span><text:span text:style-name="T31">BigDecimal</text:span><text:span text:style-name="T31">(</text:span><text:span text:style-name="T31">0</text:span><text:span text:style-name="T31">);</text:span><text:line-break/><text:span text:style-name="T31"> <text:s text:c="15"/></text:span><text:span text:style-name="T25">for </text:span><text:span text:style-name="T31">(</text:span><text:span text:style-name="T25">int </text:span><text:span text:style-name="T31">i </text:span><text:span text:style-name="T31">= </text:span><text:span text:style-name="T31">0</text:span><text:span text:style-name="T31">; </text:span><text:span text:style-name="T31">i </text:span><text:span text:style-name="T31">&lt; </text:span><text:span text:style-name="T31">intervals</text:span><text:span text:style-name="T31">.</text:span><text:span text:style-name="T31">length</text:span><text:span text:style-name="T31">; </text:span><text:span text:style-name="T31">i</text:span><text:span text:style-name="T31">++) {</text:span><text:line-break/><text:span text:style-name="T31"> <text:s text:c="19"/></text:span><text:span text:style-name="T31">Interval </text:span><text:span text:style-name="T31">interval </text:span><text:span text:style-name="T31">= </text:span><text:span text:style-name="T25">new </text:span><text:span text:style-name="T31">Interval</text:span><text:span text:style-name="T31">();</text:span><text:line-break/><text:span text:style-name="T31"> <text:s text:c="19"/></text:span><text:span text:style-name="T31">intervals</text:span><text:span text:style-name="T31">[</text:span><text:span text:style-name="T31">i</text:span><text:span text:style-name="T31">] = </text:span><text:span text:style-name="T31">interval</text:span><text:span text:style-name="T31">;</text:span><text:line-break/><text:span text:style-name="T31"> <text:s text:c="19"/></text:span><text:span text:style-name="T31">intervals</text:span><text:span text:style-name="T31">[</text:span><text:span text:style-name="T31">i</text:span><text:span text:style-name="T31">].</text:span><text:span text:style-name="T31">left </text:span><text:span text:style-name="T31">= </text:span><text:span text:style-name="T31">l</text:span><text:span text:style-name="T31">;</text:span><text:line-break/><text:span text:style-name="T31"> <text:s text:c="19"/></text:span><text:span text:style-name="T31">intervals</text:span><text:span text:style-name="T31">[</text:span><text:span text:style-name="T31">i</text:span><text:span text:style-name="T31">].</text:span><text:span text:style-name="T31">right </text:span><text:span text:style-name="T31">= </text:span><text:span text:style-name="T31">l</text:span><text:span text:style-name="T31">.</text:span><text:span text:style-name="T31">add</text:span><text:span text:style-name="T31">(</text:span><text:span text:style-name="T31">values</text:span><text:span text:style-name="T31">[</text:span><text:span text:style-name="T31">i</text:span><text:span text:style-name="T31">]);</text:span><text:line-break/><text:span text:style-name="T31"> <text:s text:c="19"/></text:span><text:span text:style-name="T31">intervals</text:span><text:span text:style-name="T31">[</text:span><text:span text:style-name="T31">i</text:span><text:span text:style-name="T31">].</text:span><text:span text:style-name="T31">aChar </text:span><text:span text:style-name="T31">= </text:span><text:span text:style-name="T31">letters</text:span><text:span text:style-name="T31">[</text:span><text:span text:style-name="T31">i</text:span><text:span text:style-name="T31">];</text:span><text:line-break/><text:span text:style-name="T31"> <text:s text:c="19"/></text:span><text:span text:style-name="T31">l </text:span><text:span text:style-name="T31">= </text:span><text:span text:style-name="T31">intervals</text:span><text:span text:style-name="T31">[</text:span><text:span text:style-name="T31">i</text:span><text:span text:style-name="T31">].</text:span><text:span text:style-name="T31">right</text:span><text:span text:style-name="T31">;</text:span><text:line-break/><text:span text:style-name="T31"> <text:s text:c="15"/>}</text:span><text:line-break/><text:span text:style-name="T31"> <text:s text:c="15"/></text:span><text:span text:style-name="T25">return </text:span><text:span text:style-name="T31">intervals</text:span><text:span text:style-name="T31">;</text:span><text:line-break/><text:span text:style-name="T31"> <text:s text:c="11"/>}</text:span><text:line-break/><text:span text:style-name="T31"> <text:s text:c="7"/>};</text:span><text:line-break/><text:line-break/><text:span text:style-name="T31"> <text:s text:c="7"/></text:span><text:span text:style-name="T25">this</text:span><text:span text:style-name="T31">.</text:span><text:span text:style-name="T31">intervals </text:span><text:span text:style-name="T31">= </text:span><text:span text:style-name="T31">it</text:span><text:span text:style-name="T31">.</text:span><text:span text:style-name="T31">defineTable</text:span><text:span text:style-name="T31">(</text:span><text:span text:style-name="T31">lt</text:span><text:span text:style-name="T31">.</text:span><text:span text:style-name="T31">getLetters</text:span><text:span text:style-name="T31">(), </text:span><text:span text:style-name="T31">lt</text:span><text:span text:style-name="T31">.</text:span><text:span text:style-name="T31">getValues</text:span><text:span text:style-name="T31">());</text:span><text:line-break/><text:span text:style-name="T31"> <text:s text:c="7"/></text:span><text:span text:style-name="T31">BigDecimal </text:span><text:span text:style-name="T31">left </text:span><text:span text:style-name="T31">= </text:span><text:span text:style-name="T25">new </text:span><text:span text:style-name="T31">BigDecimal</text:span><text:span text:style-name="T31">(</text:span><text:span text:style-name="T31">0</text:span><text:span text:style-name="T31">);</text:span><text:line-break/><text:span text:style-name="T31"> <text:s text:c="7"/></text:span><text:span text:style-name="T31">BigDecimal </text:span><text:span text:style-name="T31">right </text:span><text:span text:style-name="T31">= </text:span><text:span text:style-name="T25">new </text:span><text:span text:style-name="T31">BigDecimal</text:span><text:span text:style-name="T31">(</text:span><text:span text:style-name="T31">1</text:span><text:span text:style-name="T31">);</text:span><text:line-break/><text:line-break/><text:span text:style-name="T31"> <text:s text:c="7"/></text:span><text:span text:style-name="T25">for </text:span><text:span text:style-name="T31">(</text:span><text:span text:style-name="T25">int </text:span><text:span text:style-name="T31">i </text:span><text:span text:style-name="T31">= </text:span><text:span text:style-name="T31">0</text:span><text:span text:style-name="T31">; </text:span><text:span text:style-name="T31">i </text:span><text:span text:style-name="T31">&lt; </text:span><text:span text:style-name="T31">text</text:span><text:span text:style-name="T31">.</text:span><text:span text:style-name="T31">length</text:span><text:span text:style-name="T31">(); </text:span><text:span text:style-name="T31">i</text:span><text:span text:style-name="T31">++) {</text:span><text:line-break/><text:span text:style-name="T31"> <text:s text:c="11"/></text:span><text:span text:style-name="T25">char </text:span><text:span text:style-name="T31">ch </text:span><text:span text:style-name="T31">= </text:span><text:span text:style-name="T31">text</text:span><text:span text:style-name="T31">.</text:span><text:span text:style-name="T31">charAt</text:span><text:span text:style-name="T31">(</text:span><text:span text:style-name="T31">i</text:span><text:span text:style-name="T31">);</text:span><text:line-break/><text:span text:style-name="T31"> <text:s text:c="11"/></text:span><text:span text:style-name="T31">BigDecimal </text:span><text:span text:style-name="T31">newRight </text:span><text:span text:style-name="T31">= </text:span><text:span text:style-name="T31">left</text:span><text:span text:style-name="T31">.</text:span><text:span text:style-name="T31">add</text:span><text:span text:style-name="T31">((</text:span><text:span text:style-name="T31">right</text:span><text:span text:style-name="T31">.</text:span><text:span text:style-name="T31">subtract</text:span><text:span text:style-name="T31">(</text:span><text:span text:style-name="T31">left</text:span><text:span text:style-name="T31">)).</text:span><text:span text:style-name="T31">multiply</text:span><text:span text:style-name="T31">(</text:span><text:span text:style-name="T31">intervals</text:span><text:span text:style-name="T31">[</text:span><text:span text:style-name="T25">searchLetterInIntervals</text:span><text:span text:style-name="T31">(</text:span><text:span text:style-name="T31">lt</text:span><text:span text:style-name="T31">.</text:span><text:span text:style-name="T31">getLetters</text:span><text:span text:style-name="T31">(), </text:span><text:span text:style-name="T31">ch</text:span><text:span text:style-name="T31">)].</text:span><text:span text:style-name="T31">right</text:span><text:span text:style-name="T31">));</text:span><text:line-break/><text:span text:style-name="T31"> <text:s text:c="11"/></text:span><text:span text:style-name="T31">BigDecimal </text:span><text:span text:style-name="T31">newLeft </text:span><text:span text:style-name="T31">= </text:span><text:span text:style-name="T31">left</text:span><text:span text:style-name="T31">.</text:span><text:span text:style-name="T31">add</text:span><text:span text:style-name="T31">((</text:span><text:span text:style-name="T31">right</text:span><text:span text:style-name="T31">.</text:span><text:span text:style-name="T31">subtract</text:span><text:span text:style-name="T31">(</text:span><text:span text:style-name="T31">left</text:span><text:span text:style-name="T31">)).</text:span><text:span text:style-name="T31">multiply</text:span><text:span text:style-name="T31">(</text:span><text:span text:style-name="T31">intervals</text:span><text:span text:style-name="T31">[</text:span><text:span text:style-name="T25">searchLetterInIntervals</text:span><text:span text:style-name="T31">(</text:span><text:span text:style-name="T31">lt</text:span><text:span text:style-name="T31">.</text:span><text:span text:style-name="T31">getLetters</text:span><text:span text:style-name="T31">(), </text:span><text:span text:style-name="T31">ch</text:span><text:span text:style-name="T31">)].</text:span><text:span text:style-name="T31">left</text:span><text:span text:style-name="T31">));</text:span><text:line-break/><text:span text:style-name="T31"> <text:s text:c="11"/></text:span><text:span text:style-name="T31">right </text:span><text:span text:style-name="T31">= </text:span><text:span text:style-name="T31">newRight</text:span><text:span text:style-name="T31">;</text:span><text:line-break/><text:span text:style-name="T31"> <text:s text:c="11"/></text:span><text:span text:style-name="T31">left </text:span><text:span text:style-name="T31">= </text:span><text:span text:style-name="T31">newLeft</text:span><text:span text:style-name="T31">;</text:span><text:line-break/><text:span text:style-name="T31"> <text:s text:c="7"/>}</text:span><text:line-break/><text:span text:style-name="T31"> <text:s text:c="7"/></text:span><text:span text:style-name="T25">return </text:span><text:span text:style-name="T31">(</text:span><text:span text:style-name="T31">left</text:span><text:span text:style-name="T31">.</text:span><text:span text:style-name="T31">add</text:span><text:span text:style-name="T31">(</text:span><text:span text:style-name="T31">right</text:span><text:span text:style-name="T31">)).</text:span><text:span text:style-name="T31">divide</text:span><text:span text:style-name="T31">(</text:span><text:span text:style-name="T25">new </text:span><text:span text:style-name="T31">BigDecimal</text:span><text:span text:style-name="T31">(</text:span><text:span text:style-name="T31">2</text:span><text:span text:style-name="T31">));</text:span><text:line-break/><text:span text:style-name="T31"> <text:s text:c="3"/>}</text:span><text:line-break/><text:line-break/><text:span text:style-name="T31"> <text:s text:c="3"/></text:span><text:span text:style-name="T25">public </text:span><text:span text:style-name="T31">String </text:span><text:span text:style-name="T31">decode</text:span><text:span text:style-name="T31">(</text:span><text:span text:style-name="T31">BigDecimal </text:span><text:span text:style-name="T31">code</text:span><text:span text:style-name="T31">) {</text:span><text:line-break/><text:line-break/><text:span text:style-name="T31"> <text:s text:c="7"/></text:span><text:span text:style-name="T31">StringBuilder </text:span><text:span text:style-name="T31">stringBuilder </text:span><text:span text:style-name="T31">= </text:span><text:span text:style-name="T25">new </text:span><text:span text:style-name="T31">StringBuilder</text:span><text:span text:style-name="T31">();</text:span><text:line-break/><text:line-break/><text:span text:style-name="T31"> <text:s text:c="7"/></text:span><text:span text:style-name="T25">for </text:span><text:span text:style-name="T31">(</text:span><text:span text:style-name="T25">int </text:span><text:span text:style-name="T31">i </text:span><text:span text:style-name="T31">= </text:span><text:span text:style-name="T31">0</text:span><text:span text:style-name="T31">; </text:span><text:span text:style-name="T31">i </text:span><text:span text:style-name="T31">&lt; </text:span><text:span text:style-name="T31">lenText</text:span><text:span text:style-name="T31">; </text:span><text:span text:style-name="T31">i</text:span><text:span text:style-name="T31">++) {</text:span><text:line-break/><text:span text:style-name="T31"> <text:s text:c="11"/></text:span><text:span text:style-name="T25">for</text:span><text:span text:style-name="T31">(</text:span><text:span text:style-name="T25">int </text:span><text:span text:style-name="T31">j </text:span><text:span text:style-name="T31">= </text:span><text:span text:style-name="T31">0</text:span><text:span text:style-name="T31">; </text:span><text:span text:style-name="T31">j </text:span><text:span text:style-name="T31">&lt; </text:span><text:span text:style-name="T31">intervals</text:span><text:span text:style-name="T31">.</text:span><text:span text:style-name="T31">length</text:span><text:span text:style-name="T31">; </text:span><text:span text:style-name="T31">j</text:span><text:span text:style-name="T31">++) {</text:span><text:line-break/><text:span text:style-name="T31"> <text:s text:c="15"/></text:span><text:span text:style-name="T25">if </text:span><text:span text:style-name="T31">(</text:span><text:span text:style-name="T31">code</text:span><text:span text:style-name="T31">.</text:span><text:span text:style-name="T31">equals</text:span><text:span text:style-name="T31">(</text:span><text:span text:style-name="T31">intervals</text:span><text:span text:style-name="T31">[</text:span><text:span text:style-name="T31">j</text:span><text:span text:style-name="T31">].</text:span><text:span text:style-name="T31">left</text:span><text:span text:style-name="T31">.</text:span><text:span text:style-name="T31">max</text:span><text:span text:style-name="T31">(</text:span><text:span text:style-name="T31">code</text:span><text:span text:style-name="T31">)) &amp;&amp; </text:span><text:span text:style-name="T31">code</text:span><text:span text:style-name="T31">.</text:span><text:span text:style-name="T31">equals</text:span><text:span text:style-name="T31">(</text:span><text:span text:style-name="T31">intervals</text:span><text:span text:style-name="T31">[</text:span><text:span text:style-name="T31">j</text:span><text:span text:style-name="T31">].</text:span><text:span text:style-name="T31">right</text:span><text:span text:style-name="T31">.</text:span><text:span text:style-name="T31">min</text:span><text:span text:style-name="T31">(</text:span><text:span text:style-name="T31">code</text:span><text:span text:style-name="T31">))) {</text:span><text:line-break/><text:span text:style-name="T31"> <text:s text:c="19"/></text:span><text:span text:style-name="T31">stringBuilder</text:span><text:span text:style-name="T31">.</text:span><text:span text:style-name="T31">append</text:span><text:span text:style-name="T31">(</text:span><text:span text:style-name="T31">intervals</text:span><text:span text:style-name="T31">[</text:span><text:span text:style-name="T31">j</text:span><text:span text:style-name="T31">].</text:span><text:span text:style-name="T31">aChar</text:span><text:span text:style-name="T31">);</text:span><text:line-break/><text:span text:style-name="T31"> <text:s text:c="19"/></text:span><text:span text:style-name="T31">code </text:span><text:span text:style-name="T31">= (</text:span><text:span text:style-name="T31">code</text:span><text:span text:style-name="T31">.</text:span><text:span text:style-name="T31">subtract</text:span><text:span text:style-name="T31">(</text:span><text:span text:style-name="T31">intervals</text:span><text:span text:style-name="T31">[</text:span><text:span text:style-name="T31">j</text:span><text:span text:style-name="T31">].</text:span><text:span text:style-name="T31">left</text:span><text:span text:style-name="T31">)).</text:span><text:span text:style-name="T31">divide</text:span><text:span text:style-name="T31">(</text:span><text:span text:style-name="T31">intervals</text:span><text:span text:style-name="T31">[</text:span><text:span text:style-name="T31">j</text:span><text:span text:style-name="T31">].</text:span><text:span text:style-name="T31">right</text:span><text:span text:style-name="T31">.</text:span><text:span text:style-name="T31">subtract</text:span><text:span text:style-name="T31">(</text:span><text:span text:style-name="T31">intervals</text:span><text:span text:style-name="T31">[</text:span><text:span text:style-name="T31">j</text:span><text:span text:style-name="T31">].</text:span><text:span text:style-name="T31">left</text:span><text:span text:style-name="T31">));</text:span><text:line-break/><text:span text:style-name="T31"> <text:s text:c="19"/></text:span><text:span text:style-name="T25">break</text:span><text:span text:style-name="T31">;</text:span><text:line-break/><text:span text:style-name="T31"> <text:s text:c="15"/>}</text:span><text:line-break/><text:span text:style-name="T31"> <text:s text:c="11"/>}</text:span><text:line-break/><text:span text:style-name="T31"> <text:s text:c="7"/>}</text:span><text:line-break/><text:line-break/><text:span text:style-name="T31"> <text:s text:c="7"/></text:span><text:span text:style-name="T25">return </text:span><text:span text:style-name="T31">stringBuilder</text:span><text:span text:style-name="T31">.</text:span><text:span text:style-name="T31">toString</text:span><text:span text:style-name="T31">();</text:span><text:line-break/><text:span text:style-name="T31"> <text:s text:c="3"/>}</text:span><text:line-break/><text:line-break/><text:span text:style-name="T31"> <text:s text:c="3"/></text:span><text:span text:style-name="T25">private </text:span><text:span text:style-name="T25">static int </text:span><text:span text:style-name="T31">searchLetterInIntervals</text:span><text:span text:style-name="T31">(</text:span><text:span text:style-name="T25">char</text:span><text:span text:style-name="T31">[] </text:span><text:span text:style-name="T31">letters</text:span><text:span text:style-name="T31">, </text:span><text:span text:style-name="T25">char </text:span><text:span text:style-name="T31">ch</text:span><text:span text:style-name="T31">) {</text:span><text:line-break/><text:line-break/><text:span text:style-name="T31"> <text:s text:c="7"/></text:span><text:span text:style-name="T25">for </text:span><text:span text:style-name="T31">(</text:span><text:span text:style-name="T25">int </text:span><text:span text:style-name="T31">i </text:span><text:span text:style-name="T31">= </text:span><text:span text:style-name="T31">0</text:span><text:span text:style-name="T31">; </text:span><text:span text:style-name="T31">i </text:span><text:span text:style-name="T31">&lt; </text:span><text:span text:style-name="T31">letters</text:span><text:span text:style-name="T31">.</text:span><text:span text:style-name="T31">length</text:span><text:span text:style-name="T31">; </text:span><text:span text:style-name="T31">i</text:span><text:span text:style-name="T31">++) {</text:span><text:line-break/><text:span text:style-name="T31"> <text:s text:c="11"/></text:span><text:span text:style-name="T25">if </text:span><text:span text:style-name="T31">(</text:span><text:span text:style-name="T31">letters</text:span><text:span text:style-name="T31">[</text:span><text:span text:style-name="T31">i</text:span><text:span text:style-name="T31">] == </text:span><text:span text:style-name="T31">ch</text:span><text:span text:style-name="T31">) </text:span><text:span text:style-name="T25">return </text:span><text:span text:style-name="T31">i</text:span><text:span text:style-name="T31">;</text:span><text:line-break/><text:span text:style-name="T31"> <text:s text:c="7"/>}</text:span><text:line-break/><text:span text:style-name="T31"> <text:s text:c="7"/></text:span><text:span text:style-name="T25">return </text:span><text:span text:style-name="T31">-</text:span><text:span text:style-name="T31">1</text:span><text:span text:style-name="T31">;</text:span><text:line-break/><text:span text:style-name="T31"> <text:s text:c="3"/>}</text:span><text:line-break/><text:span text:style-name="T31">}</text:span><text:line-break/><text:line-break/><text:soft-page-break/><text:span text:style-name="T25">interface </text:span><text:span text:style-name="T25">IntervalTable </text:span><text:span text:style-name="T31">{</text:span><text:line-break/><text:line-break/><text:span text:style-name="T31"> <text:s text:c="3"/></text:span><text:span text:style-name="T31">Interval</text:span><text:span text:style-name="T31">[] </text:span><text:span text:style-name="T31">defineTable</text:span><text:span text:style-name="T31">(</text:span><text:span text:style-name="T25">char</text:span><text:span text:style-name="T31">[] </text:span><text:span text:style-name="T31">letters</text:span><text:span text:style-name="T31">, </text:span><text:span text:style-name="T31">BigDecimal</text:span><text:span text:style-name="T31">[] </text:span><text:span text:style-name="T31">values</text:span><text:span text:style-name="T31">);</text:span><text:line-break/><text:span text:style-name="T31">}</text:span><text:line-break/><text:line-break/></text:p>
      <text:p text:style-name="P8"><text:span text:style-name="T25">import </text:span><text:span text:style-name="T31">java.math.BigDecimal</text:span><text:span text:style-name="T31">;</text:span><text:line-break/><text:line-break/><text:span text:style-name="T25">public </text:span><text:span text:style-name="T25">class </text:span><text:span text:style-name="T31">Interval </text:span><text:span text:style-name="T31">{</text:span><text:line-break/><text:line-break/><text:span text:style-name="T31"> <text:s text:c="3"/></text:span><text:span text:style-name="T31">BigDecimal </text:span><text:span text:style-name="T31">left</text:span><text:span text:style-name="T31">;</text:span><text:line-break/><text:span text:style-name="T31"> <text:s text:c="3"/></text:span><text:span text:style-name="T31">BigDecimal </text:span><text:span text:style-name="T31">right</text:span><text:span text:style-name="T31">;</text:span><text:line-break/><text:span text:style-name="T31"> <text:s text:c="3"/></text:span><text:span text:style-name="T25">char </text:span><text:span text:style-name="T31">aChar</text:span><text:span text:style-name="T31">;</text:span><text:line-break/><text:span text:style-name="T31">}</text:span><text:line-break/></text:p>
      <text:p text:style-name="P8"><text:span text:style-name="T25">import </text:span><text:span text:style-name="T31">java.math.BigDecimal</text:span><text:span text:style-name="T31">;</text:span><text:line-break/><text:span text:style-name="T25">import </text:span><text:span text:style-name="T31">java.math.RoundingMode</text:span><text:span text:style-name="T31">;</text:span><text:line-break/><text:line-break/><text:span text:style-name="T25">public </text:span><text:span text:style-name="T25">class </text:span><text:span text:style-name="T31">LetterTable </text:span><text:span text:style-name="T31">{</text:span><text:line-break/><text:line-break/><text:line-break/><text:span text:style-name="T31"> <text:s text:c="3"/></text:span><text:span text:style-name="T25">private </text:span><text:span text:style-name="T25">final char</text:span><text:span text:style-name="T31">[] </text:span><text:span text:style-name="T31">letters</text:span><text:span text:style-name="T31">;</text:span><text:line-break/><text:span text:style-name="T31"> <text:s text:c="3"/></text:span><text:span text:style-name="T25">private </text:span><text:span text:style-name="T25">final </text:span><text:span text:style-name="T31">BigDecimal</text:span><text:span text:style-name="T31">[] </text:span><text:span text:style-name="T31">values</text:span><text:span text:style-name="T31">;</text:span><text:line-break/><text:line-break/><text:line-break/><text:span text:style-name="T31"> <text:s text:c="3"/></text:span><text:span text:style-name="T31">LetterTable</text:span><text:span text:style-name="T31">(</text:span><text:span text:style-name="T31">String </text:span><text:span text:style-name="T31">str</text:span><text:span text:style-name="T31">) {</text:span><text:line-break/><text:span text:style-name="T31"> <text:s text:c="7"/></text:span><text:span text:style-name="T25">this</text:span><text:span text:style-name="T31">.</text:span><text:span text:style-name="T31">letters </text:span><text:span text:style-name="T31">= </text:span><text:span text:style-name="T25">countLetters</text:span><text:span text:style-name="T31">(</text:span><text:span text:style-name="T31">str</text:span><text:span text:style-name="T31">);</text:span><text:line-break/><text:span text:style-name="T31"> <text:s text:c="7"/></text:span><text:span text:style-name="T25">this</text:span><text:span text:style-name="T31">.</text:span><text:span text:style-name="T31">values </text:span><text:span text:style-name="T31">= </text:span><text:span text:style-name="T31">countValues</text:span><text:span text:style-name="T31">(</text:span><text:span text:style-name="T31">str</text:span><text:span text:style-name="T31">);</text:span><text:line-break/><text:span text:style-name="T31"> <text:s text:c="3"/>}</text:span><text:line-break/><text:line-break/><text:line-break/><text:span text:style-name="T31"> <text:s text:c="3"/></text:span><text:span text:style-name="T25">public </text:span><text:span text:style-name="T25">void </text:span><text:span text:style-name="T31">printTable</text:span><text:span text:style-name="T31">() {</text:span><text:line-break/><text:span text:style-name="T31"> <text:s text:c="7"/></text:span><text:span text:style-name="T25">for </text:span><text:span text:style-name="T31">(</text:span><text:span text:style-name="T25">int </text:span><text:span text:style-name="T31">i </text:span><text:span text:style-name="T31">= </text:span><text:span text:style-name="T31">0</text:span><text:span text:style-name="T31">; </text:span><text:span text:style-name="T31">i </text:span><text:span text:style-name="T31">&lt; </text:span><text:span text:style-name="T31">letters</text:span><text:span text:style-name="T31">.</text:span><text:span text:style-name="T31">length</text:span><text:span text:style-name="T31">; </text:span><text:span text:style-name="T31">i</text:span><text:span text:style-name="T31">++) {</text:span><text:line-break/><text:span text:style-name="T31"> <text:s text:c="11"/></text:span><text:span text:style-name="T31">System</text:span><text:span text:style-name="T31">.</text:span><text:span text:style-name="T25">out</text:span><text:span text:style-name="T31">.</text:span><text:span text:style-name="T31">print</text:span><text:span text:style-name="T31">(</text:span><text:span text:style-name="T31">letters</text:span><text:span text:style-name="T31">[</text:span><text:span text:style-name="T31">i</text:span><text:span text:style-name="T31">] + </text:span><text:span text:style-name="T31">" " </text:span><text:span text:style-name="T31">+ </text:span><text:span text:style-name="T31">values</text:span><text:span text:style-name="T31">[</text:span><text:span text:style-name="T31">i</text:span><text:span text:style-name="T31">]);</text:span><text:line-break/><text:span text:style-name="T31"> <text:s text:c="11"/></text:span><text:span text:style-name="T31">System</text:span><text:span text:style-name="T31">.</text:span><text:span text:style-name="T25">out</text:span><text:span text:style-name="T31">.</text:span><text:span text:style-name="T31">println</text:span><text:span text:style-name="T31">();</text:span><text:line-break/><text:span text:style-name="T31"> <text:s text:c="7"/>}</text:span><text:line-break/><text:span text:style-name="T31"> <text:s text:c="7"/></text:span><text:span text:style-name="T31">System</text:span><text:span text:style-name="T31">.</text:span><text:span text:style-name="T25">out</text:span><text:span text:style-name="T31">.</text:span><text:span text:style-name="T31">println</text:span><text:span text:style-name="T31">();</text:span><text:line-break/><text:line-break/><text:span text:style-name="T31"> <text:s text:c="3"/>}</text:span><text:line-break/><text:line-break/><text:line-break/><text:span text:style-name="T31"> <text:s text:c="3"/></text:span><text:span text:style-name="T25">public </text:span><text:span text:style-name="T25">char</text:span><text:span text:style-name="T31">[] </text:span><text:span text:style-name="T31">getLetters</text:span><text:span text:style-name="T31">() {</text:span><text:line-break/><text:span text:style-name="T31"> <text:s text:c="7"/></text:span><text:span text:style-name="T25">return </text:span><text:span text:style-name="T31">letters</text:span><text:span text:style-name="T31">;</text:span><text:line-break/><text:span text:style-name="T31"> <text:s text:c="3"/>}</text:span><text:line-break/><text:line-break/><text:line-break/><text:span text:style-name="T31"> <text:s text:c="3"/></text:span><text:span text:style-name="T25">public </text:span><text:span text:style-name="T31">BigDecimal</text:span><text:span text:style-name="T31">[] </text:span><text:span text:style-name="T31">getValues</text:span><text:span text:style-name="T31">() {</text:span><text:line-break/><text:span text:style-name="T31"> <text:s text:c="7"/></text:span><text:span text:style-name="T25">return </text:span><text:span text:style-name="T31">values</text:span><text:span text:style-name="T31">;</text:span><text:line-break/><text:span text:style-name="T31"> <text:s text:c="3"/>}</text:span><text:line-break/><text:line-break/><text:line-break/><text:line-break/><text:span text:style-name="T31"> <text:s text:c="3"/></text:span><text:span text:style-name="T25">private </text:span><text:span text:style-name="T31">BigDecimal</text:span><text:span text:style-name="T31">[] </text:span><text:span text:style-name="T31">countValues</text:span><text:span text:style-name="T31">(</text:span><text:span text:style-name="T31">String </text:span><text:span text:style-name="T31">str</text:span><text:span text:style-name="T31">) {</text:span><text:line-break/><text:span text:style-name="T31"> <text:s text:c="7"/></text:span><text:span text:style-name="T25">char</text:span><text:span text:style-name="T31">[] </text:span><text:span text:style-name="T31">chArray </text:span><text:span text:style-name="T31">= </text:span><text:span text:style-name="T25">this</text:span><text:span text:style-name="T31">.</text:span><text:span text:style-name="T31">letters</text:span><text:span text:style-name="T31">;</text:span><text:line-break/><text:span text:style-name="T31"> <text:s text:c="7"/></text:span><text:span text:style-name="T31">BigDecimal</text:span><text:span text:style-name="T31">[] </text:span><text:span text:style-name="T31">numArray </text:span><text:span text:style-name="T31">= </text:span><text:span text:style-name="T25">new </text:span><text:span text:style-name="T31">BigDecimal</text:span><text:span text:style-name="T31">[</text:span><text:span text:style-name="T31">chArray</text:span><text:span text:style-name="T31">.</text:span><text:span text:style-name="T31">length</text:span><text:span text:style-name="T31">];</text:span><text:line-break/><text:line-break/><text:span text:style-name="T31"> <text:s text:c="7"/></text:span><text:span text:style-name="T25">for </text:span><text:span text:style-name="T31">(</text:span><text:span text:style-name="T25">int </text:span><text:span text:style-name="T31">i </text:span><text:span text:style-name="T31">= </text:span><text:span text:style-name="T31">0</text:span><text:span text:style-name="T31">; </text:span><text:span text:style-name="T31">i</text:span><text:span text:style-name="T31">&lt;</text:span><text:span text:style-name="T31">chArray</text:span><text:span text:style-name="T31">.</text:span><text:span text:style-name="T31">length</text:span><text:span text:style-name="T31">; </text:span><text:span text:style-name="T31">i</text:span><text:span text:style-name="T31">++) {</text:span><text:line-break/><text:span text:style-name="T31"> <text:s text:c="11"/></text:span><text:span text:style-name="T31">BigDecimal </text:span><text:span text:style-name="T31">count </text:span><text:span text:style-name="T31">= </text:span><text:span text:style-name="T25">new </text:span><text:span text:style-name="T31">BigDecimal</text:span><text:span text:style-name="T31">(</text:span><text:span text:style-name="T31">0</text:span><text:span text:style-name="T31">);</text:span><text:line-break/><text:span text:style-name="T31"> <text:s text:c="11"/></text:span><text:span text:style-name="T25">for </text:span><text:span text:style-name="T31">(</text:span><text:span text:style-name="T25">int </text:span><text:span text:style-name="T31">j </text:span><text:span text:style-name="T31">= </text:span><text:span text:style-name="T31">0</text:span><text:span text:style-name="T31">; </text:span><text:span text:style-name="T31">j</text:span><text:span text:style-name="T31">&lt;</text:span><text:span text:style-name="T31">str</text:span><text:span text:style-name="T31">.</text:span><text:span text:style-name="T31">length</text:span><text:span text:style-name="T31">(); </text:span><text:span text:style-name="T31">j</text:span><text:span text:style-name="T31">++) {</text:span><text:line-break/><text:span text:style-name="T31"> <text:s text:c="15"/></text:span><text:span text:style-name="T25">if </text:span><text:span text:style-name="T31">(</text:span><text:span text:style-name="T31">str</text:span><text:span text:style-name="T31">.</text:span><text:span text:style-name="T31">charAt</text:span><text:span text:style-name="T31">(</text:span><text:span text:style-name="T31">j</text:span><text:span text:style-name="T31">)==</text:span><text:span text:style-name="T31">chArray</text:span><text:span text:style-name="T31">[</text:span><text:span text:style-name="T31">i</text:span><text:span text:style-name="T31">]) </text:span><text:span text:style-name="T31">count </text:span><text:span text:style-name="T31">= </text:span><text:span text:style-name="T31">count</text:span><text:span text:style-name="T31">.</text:span><text:span text:style-name="T31">add</text:span><text:span text:style-name="T31">(</text:span><text:span text:style-name="T25">new </text:span><text:span text:style-name="T31">BigDecimal</text:span><text:span text:style-name="T31">(</text:span><text:span text:style-name="T31">1</text:span><text:span text:style-name="T31">));</text:span><text:line-break/><text:span text:style-name="T31"> <text:s text:c="11"/>}</text:span><text:line-break/><text:span text:style-name="T31"> <text:s text:c="11"/></text:span><text:span text:style-name="T31">numArray</text:span><text:span text:style-name="T31">[</text:span><text:span text:style-name="T31">i</text:span><text:span text:style-name="T31">] = </text:span><text:span text:style-name="T31">count</text:span><text:span text:style-name="T31">.</text:span><text:span text:style-name="T31">divide</text:span><text:span text:style-name="T31">(</text:span><text:span text:style-name="T25">new </text:span><text:span text:style-name="T31">BigDecimal</text:span><text:span text:style-name="T31">(</text:span><text:span text:style-name="T31">str</text:span><text:span text:style-name="T31">.</text:span><text:span text:style-name="T31">length</text:span><text:span text:style-name="T31">()), </text:span><text:span text:style-name="T31">2</text:span><text:span text:style-name="T31">, </text:span><text:span text:style-name="T31">RoundingMode</text:span><text:span text:style-name="T31">.</text:span><text:span text:style-name="T25">HALF_UP</text:span><text:span text:style-name="T31">);</text:span><text:line-break/><text:span text:style-name="T31"> <text:s text:c="7"/>}</text:span><text:line-break/><text:span text:style-name="T31"> <text:s text:c="7"/></text:span><text:span text:style-name="T25">return </text:span><text:span text:style-name="T31">numArray</text:span><text:span text:style-name="T31">;</text:span><text:line-break/><text:span text:style-name="T31"> <text:s text:c="3"/>}</text:span><text:line-break/><text:line-break/><text:line-break/><text:span text:style-name="T31"> <text:s text:c="3"/></text:span><text:span text:style-name="T25">private </text:span><text:span text:style-name="T25">static char</text:span><text:span text:style-name="T31">[] </text:span><text:span text:style-name="T31">countLetters</text:span><text:span text:style-name="T31">(</text:span><text:span text:style-name="T31">String </text:span><text:span text:style-name="T31">str</text:span><text:span text:style-name="T31">) {</text:span><text:line-break/><text:span text:style-name="T31"> <text:s text:c="7"/></text:span><text:span text:style-name="T31">String </text:span><text:span text:style-name="T31">letters </text:span><text:span text:style-name="T31">= </text:span><text:span text:style-name="T31">""</text:span><text:span text:style-name="T31">;</text:span><text:line-break/><text:line-break/><text:span text:style-name="T31"> <text:s text:c="7"/></text:span><text:span text:style-name="T25">for </text:span><text:span text:style-name="T31">(</text:span><text:span text:style-name="T25">int </text:span><text:span text:style-name="T31">i </text:span><text:span text:style-name="T31">= </text:span><text:span text:style-name="T31">0</text:span><text:span text:style-name="T31">; </text:span><text:span text:style-name="T31">i</text:span><text:span text:style-name="T31">&lt;</text:span><text:span text:style-name="T31">str</text:span><text:span text:style-name="T31">.</text:span><text:span text:style-name="T31">length</text:span><text:span text:style-name="T31">(); </text:span><text:span text:style-name="T31">i</text:span><text:span text:style-name="T31">++) {</text:span><text:line-break/><text:span text:style-name="T31"> <text:s text:c="11"/></text:span><text:span text:style-name="T25">if </text:span><text:span text:style-name="T31">(!</text:span><text:span text:style-name="T31">letters</text:span><text:span text:style-name="T31">.</text:span><text:span text:style-name="T31">contains</text:span><text:span text:style-name="T31">(</text:span><text:span text:style-name="T31">String</text:span><text:span text:style-name="T31">.</text:span><text:span text:style-name="T25">valueOf</text:span><text:span text:style-name="T31">(</text:span><text:span text:style-name="T31">str</text:span><text:span text:style-name="T31">.</text:span><text:span text:style-name="T31">charAt</text:span><text:span text:style-name="T31">(</text:span><text:span text:style-name="T31">i</text:span><text:span text:style-name="T31">)))) </text:span><text:span text:style-name="T31">letters </text:span><text:span text:style-name="T31">+= </text:span><text:span text:style-name="T31">str</text:span><text:span text:style-name="T31">.</text:span><text:span text:style-name="T31">charAt</text:span><text:span text:style-name="T31">(</text:span><text:span text:style-name="T31">i</text:span><text:span text:style-name="T31">);</text:span><text:line-break/><text:span text:style-name="T31"> <text:s text:c="7"/>}</text:span><text:line-break/><text:line-break/><text:span text:style-name="T31"> <text:s text:c="7"/></text:span><text:span text:style-name="T25">return </text:span><text:span text:style-name="T31">letters</text:span><text:span text:style-name="T31">.</text:span><text:span text:style-name="T31">toCharArray</text:span><text:span text:style-name="T31">();</text:span><text:line-break/><text:line-break/><text:span text:style-name="T31"> <text:s text:c="3"/>}</text:span><text:line-break/><text:span text:style-name="T31">}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9T11:00:40.401036061</dc:date>
    <meta:editing-duration>PT6M16S</meta:editing-duration>
    <meta:editing-cycles>5</meta:editing-cycles>
    <meta:generator>LibreOffice/7.0.5.2$Linux_X86_64 LibreOffice_project/00$Build-2</meta:generator>
    <meta:document-statistic meta:table-count="0" meta:image-count="0" meta:object-count="0" meta:page-count="3" meta:paragraph-count="11" meta:word-count="411" meta:character-count="4434" meta:non-whitespace-character-count="3093"/>
  </office:meta>
</office:document-meta>
</file>